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UM</text:p>
          </table:table-cell>
          <table:table-cell table:formula="of:=SUM([.H1:.H10])" office:value-type="float" office:value="55" calcext:value-type="float">
            <text:p>55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3:15:44.98841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2:13:02.964146423</meta:creation-date>
    <dc:date>2017-12-05T13:17:23.123280530</dc:date>
    <meta:editing-duration>PT4M23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